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9.3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7cm" svg:height="19.363cm" svg:x="0.6cm" svg:y="0.837cm" presentation:class="subtitle" presentation:user-transformed="true">
          <draw:text-box>
            <text:p text:style-name="P1"><text:span text:style-name="T1">Atos 2</text:span></text:p>
            <text:p text:style-name="P1"><text:span text:style-name="T2">Gabriela Roch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7cm" svg:height="19.363cm" svg:x="0.6cm" svg:y="0.837cm" presentation:class="subtitle" presentation:user-transformed="true">
          <draw:text-box>
            <text:p text:style-name="P1"><text:span text:style-name="T3">Nós estamos aqui, tão sedentos de Ti</text:span></text:p>
            <text:p text:style-name="P1"><text:span text:style-name="T3">Vem, ó Deus, vem, ó Deus</text:span></text:p>
            <text:p text:style-name="P1"><text:span text:style-name="T3">Enche este lugar</text:span></text:p>
            <text:p text:style-name="P1"><text:span text:style-name="T3">Meu desejo é sentir Teu poder, Teu poder! 2x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5" draw:layer="layout" svg:width="27cm" svg:height="19.363cm" svg:x="0.6cm" svg:y="0.837cm" presentation:class="subtitle" presentation:user-transformed="true">
          <draw:text-box>
            <text:p text:style-name="P4"><text:span text:style-name="T3">Então vem me incendiar</text:span></text:p>
            <text:p text:style-name="P4"><text:span text:style-name="T3">Meu coração é o Teu altar</text:span></text:p>
            <text:p text:style-name="P4"><text:span text:style-name="T3">Quero ouvir o som do Céu</text:span></text:p>
            <text:p text:style-name="P4"><text:span text:style-name="T3">Tua glória contemplar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2" draw:layer="layout" svg:width="27cm" svg:height="19.363cm" svg:x="0.6cm" svg:y="0.837cm" presentation:class="subtitle" presentation:user-transformed="true">
          <draw:text-box>
            <text:p text:style-name="P1"><text:span text:style-name="T3">Nós estamos aqui, tão sedentos de Ti</text:span></text:p>
            <text:p text:style-name="P1"><text:span text:style-name="T3">Vem, ó Deus, vem, ó Deus</text:span></text:p>
            <text:p text:style-name="P1"><text:span text:style-name="T3">Enche este lugar</text:span></text:p>
            <text:p text:style-name="P1"><text:span text:style-name="T3">Meu desejo é sentir Teu poder, Teu poder!</text:span></text:p>
            <text:p text:style-name="P1"><text:span text:style-name="T3"/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5" draw:layer="layout" svg:width="27cm" svg:height="19.363cm" svg:x="0.6cm" svg:y="0.837cm" presentation:class="subtitle" presentation:user-transformed="true">
          <draw:text-box>
            <text:p text:style-name="P4"><text:span text:style-name="T3">Então vem me incendiar</text:span></text:p>
            <text:p text:style-name="P4"><text:span text:style-name="T3">Meu coração é o Teu altar</text:span></text:p>
            <text:p text:style-name="P4"><text:span text:style-name="T3">Quero ouvir o som do Céu</text:span></text:p>
            <text:p text:style-name="P4"><text:span text:style-name="T3">Tua glória contemplar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5" draw:layer="layout" svg:width="27cm" svg:height="20.833cm" svg:x="0.6cm" svg:y="0.102cm" presentation:class="subtitle" presentation:user-transformed="true">
          <draw:text-box>
            <text:p text:style-name="P4"><text:span text:style-name="T3"/></text:p>
            <text:p text:style-name="P4"><text:span text:style-name="T3">Te damos honra! </text:span></text:p>
            <text:p text:style-name="P4"><text:span text:style-name="T3">Te damos glória!</text:span></text:p>
            <text:p text:style-name="P4"><text:span text:style-name="T3">Teu é o poder! Pra sempre, amém!</text:span></text:p>
            <text:p text:style-name="P4"><text:span text:style-name="T3">Te damos honra! </text:span></text:p>
            <text:p text:style-name="P4"><text:span text:style-name="T3">Te damos glória!</text:span></text:p>
            <text:p text:style-name="P4"><text:span text:style-name="T3">Teu é o poder! Pra sempre, amém!</text:span></text:p>
            <text:p text:style-name="P4"><text:span text:style-name="T3">Te damos honra! </text:span></text:p>
            <text:p text:style-name="P4"><text:span text:style-name="T3">Te damos glória!</text:span></text:p>
            <text:p text:style-name="P4"><text:span text:style-name="T3">Teu é o poder, pra sempre, amém!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2" draw:layer="layout" svg:width="27cm" svg:height="19.363cm" svg:x="0.6cm" svg:y="0.837cm" presentation:class="subtitle" presentation:user-transformed="true">
          <draw:text-box>
            <text:p text:style-name="P1"><text:span text:style-name="T3">E então vem me incendiar</text:span></text:p>
            <text:p text:style-name="P1"><text:span text:style-name="T3">Meu coração é o Teu altar</text:span></text:p>
            <text:p text:style-name="P1"><text:span text:style-name="T3">Quero ouvir o som do Céu</text:span></text:p>
            <text:p text:style-name="P1"><text:span text:style-name="T3">Tua glória contemplar 2x</text:span></text:p>
            <text:p text:style-name="P1"><text:span text:style-name="T3"/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8T12:02:49.022871935</meta:creation-date>
    <dc:date>2017-03-18T12:10:39.700836254</dc:date>
    <meta:editing-duration>PT7M53S</meta:editing-duration>
    <meta:editing-cycles>1</meta:editing-cycles>
    <meta:document-statistic meta:object-count="42"/>
    <meta:generator>LibreOffice/5.2.5.1$Linux_X86_64 LibreOffice_project/20m0$Build-1</meta:generator>
  </office:meta>
</office:document-meta>
</file>